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93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7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Sp. Atk</text:p>
          </table:table-cell>
          <table:table-cell table:style-name="ce1" office:value-type="string" calcext:value-type="string">
            <text:p>Sp. Def</text:p>
          </table:table-cell>
          <table:table-cell table:style-name="ce1" office:value-type="string" calcext:value-type="string">
            <text:p>Speed</text:p>
          </table:table-cell>
          <table:table-cell office:value-type="string" calcext:value-type="string">
            <text:p>Friendship</text:p>
          </table:table-cell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Legendar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IES_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ES_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ECIES_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ECIES_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ES_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ES_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534" calcext:value-type="float">
            <text:p>53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ECIES_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IES_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ECIES_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ECIES_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ECIES_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ECIES_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95" calcext:value-type="float">
            <text:p>3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CIES_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CIES_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205" calcext:value-type="float">
            <text:p>20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ES_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95" calcext:value-type="float">
            <text:p>39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ES_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ECIES_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PECIES_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79" calcext:value-type="float">
            <text:p>47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ECIES_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ECIES_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ES_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ES_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42" calcext:value-type="float">
            <text:p>442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ES_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CIES_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ECIES_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ECIES_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ECIES_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ECIES_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CIES_NIDORAN_F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ECIES_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ECIES_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505" calcext:value-type="float">
            <text:p>50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ECIES_NIDORAN_M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ECIES_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ECIES_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505" calcext:value-type="float">
            <text:p>505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ECIES_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ECIES_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ECIES_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PECIES_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ECIES_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ECIES_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435" calcext:value-type="float">
            <text:p>43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ECIES_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ison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ECIES_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oison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ECIES_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ECIES_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95" calcext:value-type="float">
            <text:p>39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IES_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PECIES_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Grass</text:p>
          </table:table-cell>
          <table:table-cell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ECIES_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Grass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PECIES_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ECIES_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450" calcext:value-type="float">
            <text:p>45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ECIES_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ECIES_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ECIES_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CIES_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ECIES_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ECIES_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ECIES_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ECIES_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ECIES_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ECIES_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ECIES_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PECIES_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ECIES_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Fighting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PECIES_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PECIES_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ECIES_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ECIES_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ECIES_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ECIES_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PECIES_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PECIES_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90" calcext:value-type="float">
            <text:p>39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ECIES_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490" calcext:value-type="float">
            <text:p>49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ECIES_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PECIES_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515" calcext:value-type="float">
            <text:p>51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PECIES_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PECIES_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390" calcext:value-type="float">
            <text:p>39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ECIES_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495" calcext:value-type="float">
            <text:p>49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ECIES_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ECIES_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PECIES_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315" calcext:value-type="float">
            <text:p>31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ECIES_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PECIES_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Electric</text:p>
          </table:table-cell>
          <table:table-cell table:style-name="ce2" office:value-type="string" calcext:value-type="string">
            <text:p>Steel</text:p>
          </table:table-cell>
          <table:table-cell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PECIES_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Electric</text:p>
          </table:table-cell>
          <table:table-cell table:style-name="ce2" office:value-type="string" calcext:value-type="string">
            <text:p>Steel</text:p>
          </table:table-cell>
          <table:table-cell office:value-type="float" office:value="465" calcext:value-type="float">
            <text:p>4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PECIES_FARFETCHD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52" calcext:value-type="float">
            <text:p>352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ECIES_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ECIES_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ECIES_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ECIES_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Ice</text:p>
          </table:table-cell>
          <table:table-cell office:value-type="float" office:value="475" calcext:value-type="float">
            <text:p>47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ECIES_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ECIES_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PECIES_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ECIES_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Ice</text:p>
          </table:table-cell>
          <table:table-cell office:value-type="float" office:value="525" calcext:value-type="float">
            <text:p>5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ECIES_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host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ECIES_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Ghost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ECIES_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host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PECIES_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385" calcext:value-type="float">
            <text:p>38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ECIES_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ECIES_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ECIES_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PECIES_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ECIES_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ECIES_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ECIES_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325" calcext:value-type="float">
            <text:p>3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ECIES_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ECIES_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ECIES_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CIES_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ECIES_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ECIES_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PECIES_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PECIES_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ECIES_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Ground</text:p>
          </table:table-cell>
          <table:table-cell table:style-name="ce2" office:value-type="string" calcext:value-type="string">
            <text:p>Rock</text:p>
          </table:table-cell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PECIES_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Ground</text:p>
          </table:table-cell>
          <table:table-cell table:style-name="ce2" office:value-type="string" calcext:value-type="string">
            <text:p>Rock</text:p>
          </table:table-cell>
          <table:table-cell office:value-type="float" office:value="485" calcext:value-type="float">
            <text:p>48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ECIES_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PECIES_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ECIES_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PECIES_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PECIES_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PECIES_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ECIES_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ECIES_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ECIES_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520" calcext:value-type="float">
            <text:p>5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PECIES_MR_MIME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Psychic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ECIES_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ECIES_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Ice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455" calcext:value-type="float">
            <text:p>4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PECIES_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PECIES_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PECIES_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PECIES_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ECIES_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PECIES_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540" calcext:value-type="float">
            <text:p>54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ECIES_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Ice</text:p>
          </table:table-cell>
          <table:table-cell office:value-type="float" office:value="535" calcext:value-type="float">
            <text:p>5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PECIES_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PECIES_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PECIES_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ECIES_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ECIES_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PECIES_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PECIES_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Water</text:p>
          </table:table-cell>
          <table:table-cell office:value-type="float" office:value="355" calcext:value-type="float">
            <text:p>35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ECIES_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Water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PECIES_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Water</text:p>
          </table:table-cell>
          <table:table-cell office:value-type="float" office:value="355" calcext:value-type="float">
            <text:p>35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ECIES_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Water</text:p>
          </table:table-cell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PECIES_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515" calcext:value-type="float">
            <text:p>51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ECIES_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ECIES_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PECIES_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PECIES_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600" calcext:value-type="float">
            <text:p>600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ECIES_CHIKORITA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PECIES_BAYLEEF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PECIES_MEGANIUM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PECIES_CYNDAQUIL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ECIES_QUILAVA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PECIES_TYPHLOSION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PECIES_TOTODILE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PECIES_CROCONAW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ECIES_FERALIGATR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ECIES_SENTRET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PECIES_FURRET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PECIES_HOOTHOOT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PECIES_NOCTOWL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PECIES_LEDYBA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265" calcext:value-type="float">
            <text:p>2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PECIES_LEDIAN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90" calcext:value-type="float">
            <text:p>3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PECIES_SPINARAK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PECIES_ARIADO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90" calcext:value-type="float">
            <text:p>39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PECIES_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Poison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535" calcext:value-type="float">
            <text:p>53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PECIES_CHINCHOU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Electric</text:p>
          </table:table-cell>
          <table:table-cell office:value-type="float" office:value="330" calcext:value-type="float">
            <text:p>33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PECIES_LANTURN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Electric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ECIES_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PECIES_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PECIES_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ECIES_TOGEPI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PECIES_TOGETIC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Fairy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05" calcext:value-type="float">
            <text:p>4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PECIES_NAT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Psychic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PECIES_XATU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Psychic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70" calcext:value-type="float">
            <text:p>4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PECIES_MAREEP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PECIES_FLAAFFY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PECIES_AMPHAROS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PECIES_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PECIES_MARILL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PECIES_AZUMARILL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PECIES_SUDOWOODO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PECIES_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PECIES_HOPPIP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PECIES_SKIPLOOM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40" calcext:value-type="float">
            <text:p>3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PECIES_JUMPLUFF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ECIES_AIPOM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ECIES_SUNKERN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PECIES_SUNFLORA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PECIES_YANMA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PECIES_WOOPER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PECIES_QUAGSIRE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430" calcext:value-type="float">
            <text:p>4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PECIES_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PECIES_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PECIES_MURKROW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Dark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PECIES_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PECIES_MISDREAVUS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ECIES_UNOWN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ECIES_WOBBUFFET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ECIES_GIRAFARIG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455" calcext:value-type="float">
            <text:p>45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PECIES_PINECO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ECIES_FORRETRESS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Steel</text:p>
          </table:table-cell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ECIES_DUNSPARCE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ECIES_GLIGAR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round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30" calcext:value-type="float">
            <text:p>43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ECIES_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510" calcext:value-type="float">
            <text:p>51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ECIES_SNUBBULL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ECIES_GRANBULL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ECIES_QWILFISH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430" calcext:value-type="float">
            <text:p>43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ECIES_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Steel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ECIES_SHUCKLE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Rock</text:p>
          </table:table-cell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ECIES_HERACROSS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Fighting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PECIES_SNEASEL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Dark</text:p>
          </table:table-cell>
          <table:table-cell table:style-name="ce2" office:value-type="string" calcext:value-type="string">
            <text:p>Ice</text:p>
          </table:table-cell>
          <table:table-cell office:value-type="float" office:value="430" calcext:value-type="float">
            <text:p>4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PECIES_TEDDIURSA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ECIES_URSARING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ECIES_SLUGMA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PECIES_MAGCARGO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Fire</text:p>
          </table:table-cell>
          <table:table-cell table:style-name="ce2" office:value-type="string" calcext:value-type="string">
            <text:p>Rock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PECIES_SWINUB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Ice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PECIES_PILOSWINE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Ice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PECIES_CORSOLA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Rock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PECIES_REMORAID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PECIES_OCTILLERY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PECIES_DELIBIRD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Ice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PECIES_MANTINE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65" calcext:value-type="float">
            <text:p>46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PECIES_SKARMORY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tee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65" calcext:value-type="float">
            <text:p>46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PECIES_HOUNDOUR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Dark</text:p>
          </table:table-cell>
          <table:table-cell table:style-name="ce2" office:value-type="string" calcext:value-type="string">
            <text:p>Fire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PECIES_HOUNDOOM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Dark</text:p>
          </table:table-cell>
          <table:table-cell table:style-name="ce2" office:value-type="string" calcext:value-type="string">
            <text:p>Fire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PECIES_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Dragon</text:p>
          </table:table-cell>
          <table:table-cell office:value-type="float" office:value="540" calcext:value-type="float">
            <text:p>54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PECIES_PHANPY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PECIES_DONPHAN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PECIES_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PECIES_STANTLER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PECIES_SMEARGLE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PECIES_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PECIES_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PECIES_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Ice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PECIES_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PECIES_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ECIES_MILTANK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PECIES_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PECIES_LARVITAR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PECIES_PUPITAR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PECIES_TYRANITAR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Dark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PECIES_TREECKO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PECIES_GROVYLE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PECIES_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PECIES_TORCHIC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ECIES_COMBUSKEN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Fire</text:p>
          </table:table-cell>
          <table:table-cell table:style-name="ce2" office:value-type="string" calcext:value-type="string">
            <text:p>Fighting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ECIES_BLAZIKEN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Fire</text:p>
          </table:table-cell>
          <table:table-cell table:style-name="ce2" office:value-type="string" calcext:value-type="string">
            <text:p>Fighting</text:p>
          </table:table-cell>
          <table:table-cell office:value-type="float" office:value="530" calcext:value-type="float">
            <text:p>53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ECIES_MUDKIP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PECIES_MARSHTOMP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405" calcext:value-type="float">
            <text:p>40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PECIES_SWAMPERT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535" calcext:value-type="float">
            <text:p>53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PECIES_POOCHYENA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PECIES_MIGHTYENA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PECIES_ZIGZAGOON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PECIES_LINOONE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PECIES_WURMPLE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PECIES_SILCOON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PECIES_BEAUTIFLY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95" calcext:value-type="float">
            <text:p>39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PECIES_CASCOON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ECIES_DUSTOX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ECIES_LOTAD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Grass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ECIES_LOMBRE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Grass</text:p>
          </table:table-cell>
          <table:table-cell office:value-type="float" office:value="340" calcext:value-type="float">
            <text:p>3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ECIES_LUDICOLO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Grass</text:p>
          </table:table-cell>
          <table:table-cell office:value-type="float" office:value="480" calcext:value-type="float">
            <text:p>4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ECIES_SEEDOT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ECIES_NUZLEAF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Dark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PECIES_SHIFTRY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Dark</text:p>
          </table:table-cell>
          <table:table-cell office:value-type="float" office:value="480" calcext:value-type="float">
            <text:p>4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ECIES_TAILLOW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ECIES_SWELLOW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30" calcext:value-type="float">
            <text:p>43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PECIES_WINGULL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PECIES_PELIPPER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30" calcext:value-type="float">
            <text:p>4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ECIES_RALTS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Psychic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ECIES_KIRLIA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Psychic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PECIES_GARDEVOIR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Psychic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518" calcext:value-type="float">
            <text:p>51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PECIES_SURSKIT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Water</text:p>
          </table:table-cell>
          <table:table-cell office:value-type="float" office:value="269" calcext:value-type="float">
            <text:p>2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ECIES_MASQUERAIN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14" calcext:value-type="float">
            <text:p>41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ECIES_SHROOMISH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PECIES_BRELOOM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Fighting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ECIES_SLAKOTH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ECIES_VIGOROTH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ECIES_SLAKING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ECIES_NINCADA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ECIES_NINJASK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56" calcext:value-type="float">
            <text:p>45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PECIES_SHEDINJA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Ghost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PECIES_WHISMUR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PECIES_LOUDRED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PECIES_EXPLOUD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PECIES_MAKUHITA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PECIES_HARIYAMA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PECIES_AZURILL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ECIES_NOSEPASS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ECIES_SKITTY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ECIES_DELCATTY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PECIES_SABLEYE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Dark</text:p>
          </table:table-cell>
          <table:table-cell table:style-name="ce2" office:value-type="string" calcext:value-type="string">
            <text:p>Ghost</text:p>
          </table:table-cell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PECIES_MAWILE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teel</text:p>
          </table:table-cell>
          <table:table-cell table:style-name="ce2" office:value-type="string" calcext:value-type="string">
            <text:p>Fairy</text:p>
          </table:table-cell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PECIES_ARON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teel</text:p>
          </table:table-cell>
          <table:table-cell table:style-name="ce2" office:value-type="string" calcext:value-type="string">
            <text:p>Rock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PECIES_LAIRON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Steel</text:p>
          </table:table-cell>
          <table:table-cell table:style-name="ce2" office:value-type="string" calcext:value-type="string">
            <text:p>Rock</text:p>
          </table:table-cell>
          <table:table-cell office:value-type="float" office:value="430" calcext:value-type="float">
            <text:p>4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PECIES_AGGRON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Steel</text:p>
          </table:table-cell>
          <table:table-cell table:style-name="ce2" office:value-type="string" calcext:value-type="string">
            <text:p>Rock</text:p>
          </table:table-cell>
          <table:table-cell office:value-type="float" office:value="530" calcext:value-type="float">
            <text:p>53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ECIES_MEDITITE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Fighting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PECIES_MEDICHAM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Fighting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PECIES_ELECTRIKE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PECIES_MANECTRIC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ECIES_PLUSLE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PECIES_MINUN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PECIES_VOLBEAT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ECIES_ILLUMISE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PECIES_ROSELIA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Poison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PECIES_GULPIN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PECIES_SWALOT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PECIES_CARVANHA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Dark</text:p>
          </table:table-cell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ECIES_SHARPEDO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Dark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PECIES_WAILMER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PECIES_WAILORD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PECIES_NUMEL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Fire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PECIES_CAMERUPT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Fire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PECIES_TORKOAL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PECIES_SPOINK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PECIES_GRUMPIG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PECIES_SPINDA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ECIES_TRAPINCH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PECIES_VIBRAVA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Ground</text:p>
          </table:table-cell>
          <table:table-cell table:style-name="ce2" office:value-type="string" calcext:value-type="string">
            <text:p>Dragon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ECIES_FLYGON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Ground</text:p>
          </table:table-cell>
          <table:table-cell table:style-name="ce2" office:value-type="string" calcext:value-type="string">
            <text:p>Dragon</text:p>
          </table:table-cell>
          <table:table-cell office:value-type="float" office:value="520" calcext:value-type="float">
            <text:p>5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ECIES_CACNEA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ECIES_CACTURNE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Dark</text:p>
          </table:table-cell>
          <table:table-cell office:value-type="float" office:value="475" calcext:value-type="float">
            <text:p>47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ECIES_SWABLU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ECIES_ALTARIA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Dragon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ECIES_ZANGOOSE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PECIES_SEVIPER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PECIES_LUNATONE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440" calcext:value-type="float">
            <text:p>44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ECIES_SOLROCK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440" calcext:value-type="float">
            <text:p>44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ECIES_BARBOACH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288" calcext:value-type="float">
            <text:p>28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ECIES_WHISCASH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Ground</text:p>
          </table:table-cell>
          <table:table-cell office:value-type="float" office:value="468" calcext:value-type="float">
            <text:p>468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ECIES_CORPHISH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ECIES_CRAWDAUNT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Dark</text:p>
          </table:table-cell>
          <table:table-cell office:value-type="float" office:value="468" calcext:value-type="float">
            <text:p>468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PECIES_BALTO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Ground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PECIES_CLAYDOL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Ground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PECIES_LILEEP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Grass</text:p>
          </table:table-cell>
          <table:table-cell office:value-type="float" office:value="355" calcext:value-type="float">
            <text:p>355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PECIES_CRADILY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Grass</text:p>
          </table:table-cell>
          <table:table-cell office:value-type="float" office:value="495" calcext:value-type="float">
            <text:p>49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PECIES_ANORITH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Bug</text:p>
          </table:table-cell>
          <table:table-cell office:value-type="float" office:value="355" calcext:value-type="float">
            <text:p>35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PECIES_ARMALDO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Rock</text:p>
          </table:table-cell>
          <table:table-cell table:style-name="ce2" office:value-type="string" calcext:value-type="string">
            <text:p>Bug</text:p>
          </table:table-cell>
          <table:table-cell office:value-type="float" office:value="495" calcext:value-type="float">
            <text:p>495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PECIES_FEEBAS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PECIES_MILOTIC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PECIES_CASTFORM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PECIES_KECLEON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PECIES_SHUPPET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PECIES_BANETTE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PECIES_DUSKULL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PECIES_DUSCLOPS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PECIES_TROPIUS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Grass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460" calcext:value-type="float">
            <text:p>460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PECIES_CHIMECHO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PECIES_ABSOL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PECIES_WYNAUT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PECIES_SNORUNT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PECIES_GLALIE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PECIES_SPHEAL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Ice</text:p>
          </table:table-cell>
          <table:table-cell table:style-name="ce2" office:value-type="string" calcext:value-type="string">
            <text:p>Water</text:p>
          </table:table-cell>
          <table:table-cell office:value-type="float" office:value="290" calcext:value-type="float">
            <text:p>2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PECIES_SEALEO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Ice</text:p>
          </table:table-cell>
          <table:table-cell table:style-name="ce2" office:value-type="string" calcext:value-type="string">
            <text:p>Water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PECIES_WALREIN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Ice</text:p>
          </table:table-cell>
          <table:table-cell table:style-name="ce2" office:value-type="string" calcext:value-type="string">
            <text:p>Water</text:p>
          </table:table-cell>
          <table:table-cell office:value-type="float" office:value="530" calcext:value-type="float">
            <text:p>53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PECIES_CLAMPERL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PECIES_HUNTAIL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PECIES_GOREBYSS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ES_RELICANTH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Water</text:p>
          </table:table-cell>
          <table:table-cell table:style-name="ce2" office:value-type="string" calcext:value-type="string">
            <text:p>Rock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PECIES_LUVDISC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PECIES_BAGON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PECIES_SHEL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PECIES_SALAMENC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</text:p>
          </table:table-cell>
          <table:table-cell table:style-name="ce2" office:value-type="string" calcext:value-type="string">
            <text:p>Flying</text:p>
          </table:table-cell>
          <table:table-cell office:value-type="float" office:value="600" calcext:value-type="float">
            <text:p>60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PECIES_BELDUM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Steel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PECIES_METANG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Steel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PECIES_METAGROSS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Steel</text:p>
          </table:table-cell>
          <table:table-cell table:style-name="ce2" office:value-type="string" calcext:value-type="string">
            <text:p>Psychic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 table:number-rows-repeated="11"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7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7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7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ce2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6:50:10.947000000</meta:creation-date>
    <dc:date>2024-02-22T01:16:25.414000000</dc:date>
    <meta:editing-duration>PT8H26M13S</meta:editing-duration>
    <meta:editing-cycles>3</meta:editing-cycles>
    <meta:generator>LibreOffice/7.4.5.1$Windows_X86_64 LibreOffice_project/9c0871452b3918c1019dde9bfac75448afc4b57f</meta:generator>
    <meta:document-statistic meta:table-count="1" meta:cell-count="5297" meta:object-count="0"/>
  </office:meta>
</office:document-meta>
</file>